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3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0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5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4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62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69" office:value-type="float" office:value="8656" calcext:value-type="float">
            <text:p><text:s text:c="3"/>8,656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62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9" office:value-type="float" office:value="12721" calcext:value-type="float">
            <text:p><text:s text:c="3"/>12,721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62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62" office:value-type="float" office:value="983" calcext:value-type="float">
            <text:p><text:s text:c="3"/>983</text:p>
          </table:table-cell>
          <table:table-cell table:style-name="ce62" office:value-type="float" office:value="834" calcext:value-type="float">
            <text:p><text:s text:c="3"/>834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6" office:value-type="float" office:value="806" calcext:value-type="float">
            <text:p><text:s text:c="3"/>806</text:p>
          </table:table-cell>
          <table:table-cell table:style-name="ce81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7" office:value-type="float" office:value="16706" calcext:value-type="float">
            <text:p><text:s text:c="3"/>16,706</text:p>
          </table:table-cell>
          <table:table-cell table:style-name="ce82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62" office:value-type="float" office:value="1598" calcext:value-type="float">
            <text:p><text:s text:c="3"/>1,598</text:p>
          </table:table-cell>
          <table:table-cell table:style-name="ce62" office:value-type="float" office:value="1436" calcext:value-type="float">
            <text:p><text:s text:c="3"/>1,436</text:p>
          </table:table-cell>
          <table:table-cell table:style-name="ce66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6" office:value-type="float" office:value="1035" calcext:value-type="float">
            <text:p><text:s text:c="3"/>1,035</text:p>
          </table:table-cell>
          <table:table-cell table:style-name="ce81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7" office:value-type="float" office:value="17002" calcext:value-type="float">
            <text:p><text:s text:c="3"/>17,002</text:p>
          </table:table-cell>
          <table:table-cell table:style-name="ce82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62" office:value-type="float" office:value="3207" calcext:value-type="float">
            <text:p><text:s text:c="3"/>3,207</text:p>
          </table:table-cell>
          <table:table-cell table:style-name="ce62" office:value-type="float" office:value="3060" calcext:value-type="float">
            <text:p><text:s text:c="3"/>3,060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6" office:value-type="float" office:value="1044" calcext:value-type="float">
            <text:p><text:s text:c="3"/>1,044</text:p>
          </table:table-cell>
          <table:table-cell table:style-name="ce81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7" office:value-type="float" office:value="16307" calcext:value-type="float">
            <text:p><text:s text:c="3"/>16,307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7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7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7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7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5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417" calcext:value-type="float">
            <text:p><text:s text:c="3"/>12,417</text:p>
          </table:table-cell>
          <table:table-cell table:style-name="ce53" office:value-type="float" office:value="12109" calcext:value-type="float">
            <text:p><text:s text:c="3"/>12,10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3" office:value-type="float" office:value="268" calcext:value-type="float">
            <text:p><text:s text:c="3"/>268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6" office:value-type="float" office:value="226" calcext:value-type="float">
            <text:p><text:s text:c="3"/>22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2417" calcext:value-type="float">
            <text:p><text:s text:c="3"/>12,417</text:p>
          </table:table-cell>
          <table:table-cell table:style-name="ce54" office:value-type="float" office:value="10900" calcext:value-type="float">
            <text:p><text:s text:c="3"/>10,900</text:p>
          </table:table-cell>
          <table:table-cell table:style-name="ce38" office:value-type="float" office:value="1016" calcext:value-type="float">
            <text:p><text:s text:c="3"/>1,016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501" calcext:value-type="float">
            <text:p><text:s text:c="3"/>50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8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270" calcext:value-type="float">
            <text:p><text:s text:c="3"/>9,270</text:p>
          </table:table-cell>
          <table:table-cell table:style-name="ce53" office:value-type="float" office:value="8988" calcext:value-type="float">
            <text:p><text:s text:c="3"/>8,988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6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270" calcext:value-type="float">
            <text:p><text:s text:c="3"/>9,270</text:p>
          </table:table-cell>
          <table:table-cell table:style-name="ce54" office:value-type="float" office:value="7735" calcext:value-type="float">
            <text:p><text:s text:c="3"/>7,73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4" office:value-type="float" office:value="482" calcext:value-type="float">
            <text:p><text:s text:c="3"/>482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8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3999" calcext:value-type="float">
            <text:p><text:s text:c="3"/>3,999</text:p>
          </table:table-cell>
          <table:table-cell table:style-name="ce53" office:value-type="float" office:value="3784" calcext:value-type="float">
            <text:p><text:s text:c="3"/>3,784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185" calcext:value-type="float">
            <text:p><text:s text:c="3"/>185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6" office:value-type="float" office:value="155" calcext:value-type="float">
            <text:p><text:s text:c="3"/>15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3999" calcext:value-type="float">
            <text:p><text:s text:c="3"/>3,999</text:p>
          </table:table-cell>
          <table:table-cell table:style-name="ce54" office:value-type="float" office:value="2740" calcext:value-type="float">
            <text:p><text:s text:c="3"/>2,740</text:p>
          </table:table-cell>
          <table:table-cell table:style-name="ce38" office:value-type="float" office:value="823" calcext:value-type="float">
            <text:p><text:s text:c="3"/>823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4" office:value-type="float" office:value="436" calcext:value-type="float">
            <text:p><text:s text:c="3"/>436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87" office:value-type="float" office:value="32" calcext:value-type="float">
            <text:p><text:s text:c="3"/>32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99" calcext:value-type="float">
            <text:p><text:s text:c="3"/>9,899</text:p>
          </table:table-cell>
          <table:table-cell table:style-name="ce53" office:value-type="float" office:value="9604" calcext:value-type="float">
            <text:p><text:s text:c="3"/>9,6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6" office:value-type="float" office:value="203" calcext:value-type="float">
            <text:p><text:s text:c="3"/>20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899" calcext:value-type="float">
            <text:p><text:s text:c="3"/>9,899</text:p>
          </table:table-cell>
          <table:table-cell table:style-name="ce54" office:value-type="float" office:value="8355" calcext:value-type="float">
            <text:p><text:s text:c="3"/>8,355</text:p>
          </table:table-cell>
          <table:table-cell table:style-name="ce38" office:value-type="float" office:value="1058" calcext:value-type="float">
            <text:p><text:s text:c="3"/>1,058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86" calcext:value-type="float">
            <text:p><text:s text:c="3"/>486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198" calcext:value-type="float">
            <text:p><text:s text:c="3"/>14,198</text:p>
          </table:table-cell>
          <table:table-cell table:style-name="ce53" office:value-type="float" office:value="13883" calcext:value-type="float">
            <text:p><text:s text:c="3"/>13,88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6" office:value-type="float" office:value="212" calcext:value-type="float">
            <text:p><text:s text:c="3"/>212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4198" calcext:value-type="float">
            <text:p><text:s text:c="3"/>14,198</text:p>
          </table:table-cell>
          <table:table-cell table:style-name="ce54" office:value-type="float" office:value="12647" calcext:value-type="float">
            <text:p><text:s text:c="3"/>12,647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4" office:value-type="float" office:value="480" calcext:value-type="float">
            <text:p><text:s text:c="3"/>480</text:p>
          </table:table-cell>
          <table:table-cell table:style-name="ce38" office:value-type="float" office:value="437" calcext:value-type="float">
            <text:p><text:s text:c="3"/>437</text:p>
          </table:table-cell>
          <table:table-cell table:style-name="ce87" office:value-type="float" office:value="43" calcext:value-type="float">
            <text:p><text:s text:c="3"/>43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330" calcext:value-type="float">
            <text:p><text:s text:c="3"/>16,330</text:p>
          </table:table-cell>
          <table:table-cell table:style-name="ce53" office:value-type="float" office:value="16053" calcext:value-type="float">
            <text:p><text:s text:c="3"/>16,05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3" office:value-type="float" office:value="235" calcext:value-type="float">
            <text:p><text:s text:c="3"/>235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6" office:value-type="float" office:value="195" calcext:value-type="float">
            <text:p><text:s text:c="3"/>19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6330" calcext:value-type="float">
            <text:p><text:s text:c="3"/>16,330</text:p>
          </table:table-cell>
          <table:table-cell table:style-name="ce54" office:value-type="float" office:value="14853" calcext:value-type="float">
            <text:p><text:s text:c="3"/>14,853</text:p>
          </table:table-cell>
          <table:table-cell table:style-name="ce38" office:value-type="float" office:value="1037" calcext:value-type="float">
            <text:p><text:s text:c="3"/>1,037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4" office:value-type="float" office:value="440" calcext:value-type="float">
            <text:p><text:s text:c="3"/>440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87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48" calcext:value-type="float">
            <text:p><text:s text:c="3"/>22,048</text:p>
          </table:table-cell>
          <table:table-cell table:style-name="ce53" office:value-type="float" office:value="21676" calcext:value-type="float">
            <text:p><text:s text:c="3"/>21,67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3" office:value-type="float" office:value="305" calcext:value-type="float">
            <text:p><text:s text:c="3"/>30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6" office:value-type="float" office:value="260" calcext:value-type="float">
            <text:p><text:s text:c="3"/>26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22048" calcext:value-type="float">
            <text:p><text:s text:c="3"/>22,048</text:p>
          </table:table-cell>
          <table:table-cell table:style-name="ce54" office:value-type="float" office:value="20296" calcext:value-type="float">
            <text:p><text:s text:c="3"/>20,296</text:p>
          </table:table-cell>
          <table:table-cell table:style-name="ce38" office:value-type="float" office:value="1124" calcext:value-type="float">
            <text:p><text:s text:c="3"/>1,124</text:p>
          </table:table-cell>
          <table:table-cell table:style-name="ce38" office:value-type="float" office:value="1095" calcext:value-type="float">
            <text:p><text:s text:c="3"/>1,09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87" office:value-type="float" office:value="55" calcext:value-type="float">
            <text:p><text:s text:c="3"/>55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61921" calcext:value-type="float">
            <text:p><text:s text:c="3"/>61,921</text:p>
          </table:table-cell>
          <table:table-cell table:style-name="ce32" office:value-type="float" office:value="60064" calcext:value-type="float">
            <text:p><text:s text:c="3"/>60,064</text:p>
          </table:table-cell>
          <table:table-cell table:style-name="ce32" office:value-type="float" office:value="327" calcext:value-type="float">
            <text:p><text:s text:c="3"/>327</text:p>
          </table:table-cell>
          <table:table-cell table:style-name="ce32" office:value-type="float" office:value="202" calcext:value-type="float">
            <text:p><text:s text:c="3"/>202</text:p>
          </table:table-cell>
          <table:table-cell table:style-name="ce32" office:value-type="float" office:value="125" calcext:value-type="float">
            <text:p><text:s text:c="3"/>125</text:p>
          </table:table-cell>
          <table:table-cell table:style-name="ce32" office:value-type="float" office:value="1530" calcext:value-type="float">
            <text:p><text:s text:c="3"/>1,530</text:p>
          </table:table-cell>
          <table:table-cell table:style-name="ce32" office:value-type="float" office:value="262" calcext:value-type="float">
            <text:p><text:s text:c="3"/>262</text:p>
          </table:table-cell>
          <table:table-cell table:style-name="ce83" office:value-type="float" office:value="1268" calcext:value-type="float">
            <text:p><text:s text:c="3"/>1,268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六月止</text:p>
          </table:table-cell>
          <table:table-cell table:style-name="ce23" office:value-type="string" calcext:value-type="string">
            <text:p>新娘</text:p>
          </table:table-cell>
          <table:table-cell table:style-name="ce33" office:value-type="float" office:value="61921" calcext:value-type="float">
            <text:p><text:s text:c="3"/>61,921</text:p>
          </table:table-cell>
          <table:table-cell table:style-name="ce33" office:value-type="float" office:value="52821" calcext:value-type="float">
            <text:p><text:s text:c="3"/>52,821</text:p>
          </table:table-cell>
          <table:table-cell table:style-name="ce33" office:value-type="float" office:value="6183" calcext:value-type="float">
            <text:p><text:s text:c="3"/>6,183</text:p>
          </table:table-cell>
          <table:table-cell table:style-name="ce33" office:value-type="float" office:value="6044" calcext:value-type="float">
            <text:p><text:s text:c="3"/>6,044</text:p>
          </table:table-cell>
          <table:table-cell table:style-name="ce33" office:value-type="float" office:value="139" calcext:value-type="float">
            <text:p><text:s text:c="3"/>139</text:p>
          </table:table-cell>
          <table:table-cell table:style-name="ce33" office:value-type="float" office:value="2917" calcext:value-type="float">
            <text:p><text:s text:c="3"/>2,917</text:p>
          </table:table-cell>
          <table:table-cell table:style-name="ce33" office:value-type="float" office:value="2674" calcext:value-type="float">
            <text:p><text:s text:c="3"/>2,674</text:p>
          </table:table-cell>
          <table:table-cell table:style-name="ce67" office:value-type="float" office:value="243" calcext:value-type="float">
            <text:p><text:s text:c="3"/>243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3" office:value-type="float" office:value="14872" calcext:value-type="float">
            <text:p><text:s text:c="3"/>14,87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86" office:value-type="float" office:value="198" calcext:value-type="float">
            <text:p><text:s text:c="3"/>19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9" office:value-type="float" office:value="15166" calcext:value-type="float">
            <text:p><text:s text:c="3"/>15,166</text:p>
          </table:table-cell>
          <table:table-cell table:style-name="ce55" office:value-type="float" office:value="13587" calcext:value-type="float">
            <text:p><text:s text:c="3"/>13,587</text:p>
          </table:table-cell>
          <table:table-cell table:style-name="ce39" office:value-type="float" office:value="1171" calcext:value-type="float">
            <text:p><text:s text:c="3"/>1,17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8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4" office:value-type="float" office:value="8806" calcext:value-type="float">
            <text:p><text:s text:c="3"/>8,80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61" calcext:value-type="float">
            <text:p><text:s text:c="3"/>26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4" office:value-type="float" office:value="7670" calcext:value-type="float">
            <text:p><text:s text:c="3"/>7,670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43" calcext:value-type="float">
            <text:p><text:s text:c="3"/>1,04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399" calcext:value-type="float">
            <text:p><text:s text:c="3"/>399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634" calcext:value-type="float">
            <text:p><text:s text:c="3"/>11,634</text:p>
          </table:table-cell>
          <table:table-cell table:style-name="ce53" office:value-type="float" office:value="11303" calcext:value-type="float">
            <text:p><text:s text:c="3"/>11,303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283" calcext:value-type="float">
            <text:p><text:s text:c="3"/>28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6" office:value-type="float" office:value="228" calcext:value-type="float">
            <text:p><text:s text:c="3"/>22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1634" calcext:value-type="float">
            <text:p><text:s text:c="3"/>11,634</text:p>
          </table:table-cell>
          <table:table-cell table:style-name="ce54" office:value-type="float" office:value="10031" calcext:value-type="float">
            <text:p><text:s text:c="3"/>10,031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21" calcext:value-type="float">
            <text:p><text:s text:c="3"/>1,02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597" calcext:value-type="float">
            <text:p><text:s text:c="3"/>8,597</text:p>
          </table:table-cell>
          <table:table-cell table:style-name="ce53" office:value-type="float" office:value="8304" calcext:value-type="float">
            <text:p><text:s text:c="3"/>8,30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242" calcext:value-type="float">
            <text:p><text:s text:c="3"/>24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205" calcext:value-type="float">
            <text:p><text:s text:c="3"/>20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8597" calcext:value-type="float">
            <text:p><text:s text:c="3"/>8,597</text:p>
          </table:table-cell>
          <table:table-cell table:style-name="ce54" office:value-type="float" office:value="7080" calcext:value-type="float">
            <text:p><text:s text:c="3"/>7,080</text:p>
          </table:table-cell>
          <table:table-cell table:style-name="ce38" office:value-type="float" office:value="996" calcext:value-type="float">
            <text:p><text:s text:c="3"/>996</text:p>
          </table:table-cell>
          <table:table-cell table:style-name="ce38" office:value-type="float" office:value="979" calcext:value-type="float">
            <text:p><text:s text:c="3"/>97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21" calcext:value-type="float">
            <text:p><text:s text:c="3"/>521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32" calcext:value-type="float">
            <text:p><text:s text:c="3"/>9,132</text:p>
          </table:table-cell>
          <table:table-cell table:style-name="ce53" office:value-type="float" office:value="8857" calcext:value-type="float">
            <text:p><text:s text:c="3"/>8,857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31" calcext:value-type="float">
            <text:p><text:s text:c="3"/>23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194" calcext:value-type="float">
            <text:p><text:s text:c="3"/>194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4"/>
          <table:table-cell table:style-name="ce27" office:value-type="string" calcext:value-type="string">
            <text:p>新娘</text:p>
          </table:table-cell>
          <table:table-cell table:style-name="ce38" office:value-type="float" office:value="9132" calcext:value-type="float">
            <text:p><text:s text:c="3"/>9,132</text:p>
          </table:table-cell>
          <table:table-cell table:style-name="ce54" office:value-type="float" office:value="7783" calcext:value-type="float">
            <text:p><text:s text:c="3"/>7,783</text:p>
          </table:table-cell>
          <table:table-cell table:style-name="ce38" office:value-type="float" office:value="870" calcext:value-type="float">
            <text:p><text:s text:c="3"/>870</text:p>
          </table:table-cell>
          <table:table-cell table:style-name="ce38" office:value-type="float" office:value="844" calcext:value-type="float">
            <text:p><text:s text:c="3"/>84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79" calcext:value-type="float">
            <text:p><text:s text:c="3"/>479</text:p>
          </table:table-cell>
          <table:table-cell table:style-name="ce38" office:value-type="float" office:value="445" calcext:value-type="float">
            <text:p><text:s text:c="3"/>445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255" calcext:value-type="float">
            <text:p><text:s text:c="3"/>8,255</text:p>
          </table:table-cell>
          <table:table-cell table:style-name="ce53" office:value-type="float" office:value="7922" calcext:value-type="float">
            <text:p><text:s text:c="3"/>7,92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6" office:value-type="float" office:value="233" calcext:value-type="float">
            <text:p><text:s text:c="3"/>23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8255" calcext:value-type="float">
            <text:p><text:s text:c="3"/>8,255</text:p>
          </table:table-cell>
          <table:table-cell table:style-name="ce56" office:value-type="float" office:value="6670" calcext:value-type="float">
            <text:p><text:s text:c="3"/>6,670</text:p>
          </table:table-cell>
          <table:table-cell table:style-name="ce40" office:value-type="float" office:value="1025" calcext:value-type="float">
            <text:p><text:s text:c="3"/>1,025</text:p>
          </table:table-cell>
          <table:table-cell table:style-name="ce40" office:value-type="float" office:value="1008" calcext:value-type="float">
            <text:p><text:s text:c="3"/>1,008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56" office:value-type="float" office:value="560" calcext:value-type="float">
            <text:p><text:s text:c="3"/>560</text:p>
          </table:table-cell>
          <table:table-cell table:style-name="ce40" office:value-type="float" office:value="526" calcext:value-type="float">
            <text:p><text:s text:c="3"/>526</text:p>
          </table:table-cell>
          <table:table-cell table:style-name="ce89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33.52" calcext:value-type="float">
            <text:p>－ <text:s text:c="2"/>33.52</text:p>
          </table:table-cell>
          <table:table-cell table:style-name="ce57" office:value-type="float" office:value="-34.58" calcext:value-type="float">
            <text:p><text:s text:c="3"/>－34.58</text:p>
          </table:table-cell>
          <table:table-cell table:style-name="ce57" office:value-type="float" office:value="42.5" calcext:value-type="float">
            <text:p><text:s/>42.50</text:p>
          </table:table-cell>
          <table:table-cell table:style-name="ce57" office:value-type="float" office:value="23.33" calcext:value-type="float">
            <text:p><text:s/>23.33</text:p>
          </table:table-cell>
          <table:table-cell table:style-name="ce57" office:value-type="float" office:value="100" calcext:value-type="float">
            <text:p><text:s/>100.00</text:p>
          </table:table-cell>
          <table:table-cell table:style-name="ce57" office:value-type="float" office:value="2.99" calcext:value-type="float">
            <text:p><text:s/>2.99</text:p>
          </table:table-cell>
          <table:table-cell table:style-name="ce57" office:value-type="float" office:value="2.38" calcext:value-type="float">
            <text:p><text:s/>2.38</text:p>
          </table:table-cell>
          <table:table-cell table:style-name="ce90" office:value-type="float" office:value="3.1" calcext:value-type="float">
            <text:p><text:s/>3.1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-33.52" calcext:value-type="float">
            <text:p>－ <text:s text:c="2"/>33.52</text:p>
          </table:table-cell>
          <table:table-cell table:style-name="ce58" office:value-type="float" office:value="-38.81" calcext:value-type="float">
            <text:p><text:s text:c="3"/>－38.81</text:p>
          </table:table-cell>
          <table:table-cell table:style-name="ce58" office:value-type="float" office:value="0.89" calcext:value-type="float">
            <text:p><text:s/>0.89</text:p>
          </table:table-cell>
          <table:table-cell table:style-name="ce58" office:value-type="float" office:value="1.31" calcext:value-type="float">
            <text:p><text:s/>1.31</text:p>
          </table:table-cell>
          <table:table-cell table:style-name="ce58" office:value-type="float" office:value="-19.05" calcext:value-type="float">
            <text:p><text:s text:c="3"/>－19.05</text:p>
          </table:table-cell>
          <table:table-cell table:style-name="ce58" office:value-type="float" office:value="11.78" calcext:value-type="float">
            <text:p><text:s/>11.78</text:p>
          </table:table-cell>
          <table:table-cell table:style-name="ce58" office:value-type="float" office:value="15.6" calcext:value-type="float">
            <text:p><text:s/>15.60</text:p>
          </table:table-cell>
          <table:table-cell table:style-name="ce91" office:value-type="float" office:value="-26.09" calcext:value-type="float">
            <text:p><text:s text:c="3"/>－26.09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-9.6" calcext:value-type="float">
            <text:p>－ <text:s text:c="4"/>9.60</text:p>
          </table:table-cell>
          <table:table-cell table:style-name="ce59" office:value-type="float" office:value="-10.56" calcext:value-type="float">
            <text:p><text:s text:c="3"/>－10.56</text:p>
          </table:table-cell>
          <table:table-cell table:style-name="ce59" office:value-type="float" office:value="29.55" calcext:value-type="float">
            <text:p><text:s/>29.55</text:p>
          </table:table-cell>
          <table:table-cell table:style-name="ce59" office:value-type="float" office:value="54.17" calcext:value-type="float">
            <text:p><text:s/>54.17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19.48" calcext:value-type="float">
            <text:p><text:s/>19.48</text:p>
          </table:table-cell>
          <table:table-cell table:style-name="ce59" office:value-type="float" office:value="16.22" calcext:value-type="float">
            <text:p><text:s/>16.22</text:p>
          </table:table-cell>
          <table:table-cell table:style-name="ce92" office:value-type="float" office:value="20.1" calcext:value-type="float">
            <text:p><text:s/>20.1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4" office:value-type="float" office:value="-9.6" calcext:value-type="float">
            <text:p>－ <text:s text:c="4"/>9.60</text:p>
          </table:table-cell>
          <table:table-cell table:style-name="ce58" office:value-type="float" office:value="-14.3" calcext:value-type="float">
            <text:p><text:s text:c="3"/>－14.30</text:p>
          </table:table-cell>
          <table:table-cell table:style-name="ce58" office:value-type="float" office:value="17.82" calcext:value-type="float">
            <text:p><text:s/>17.82</text:p>
          </table:table-cell>
          <table:table-cell table:style-name="ce58" office:value-type="float" office:value="19.43" calcext:value-type="float">
            <text:p><text:s/>19.43</text:p>
          </table:table-cell>
          <table:table-cell table:style-name="ce58" office:value-type="float" office:value="-34.62" calcext:value-type="float">
            <text:p><text:s text:c="3"/>－34.62</text:p>
          </table:table-cell>
          <table:table-cell table:style-name="ce58" office:value-type="float" office:value="16.91" calcext:value-type="float">
            <text:p><text:s/>16.91</text:p>
          </table:table-cell>
          <table:table-cell table:style-name="ce58" office:value-type="float" office:value="18.2" calcext:value-type="float">
            <text:p><text:s/>18.20</text:p>
          </table:table-cell>
          <table:table-cell table:style-name="ce91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3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3" table:number-columns-repeated="1014"/>
        </table:table-row>
        <table:table-row table:style-name="ro3">
          <table:table-cell table:style-name="ce2" table:number-columns-repeated="3"/>
          <table:table-cell table:style-name="ce97" office:value-type="string" office:string-value="中 華 民 國 98 年 6 月 份" calcext:value-type="string">
            <text:p><text:s/>中 華 民 國 98 年 6 月 份 </text:p>
          </table:table-cell>
          <table:table-cell table:style-name="ce2" table:number-columns-repeated="5"/>
          <table:table-cell table:style-name="ce101"/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0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5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4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office:value-type="float" office:value="8255" calcext:value-type="float">
            <text:p><text:s text:c="3"/>8,255</text:p>
          </table:table-cell>
          <table:table-cell table:style-name="ce47" office:value-type="float" office:value="7922" calcext:value-type="float">
            <text:p><text:s text:c="3"/>7,922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8255" calcext:value-type="float">
            <text:p><text:s text:c="3"/>8,255</text:p>
          </table:table-cell>
          <table:table-cell table:style-name="ce48" office:value-type="float" office:value="6670" calcext:value-type="float">
            <text:p><text:s text:c="3"/>6,670</text:p>
          </table:table-cell>
          <table:table-cell table:style-name="ce48" office:value-type="float" office:value="1025" calcext:value-type="float">
            <text:p><text:s text:c="3"/>1,025</text:p>
          </table:table-cell>
          <table:table-cell table:style-name="ce48" office:value-type="float" office:value="1008" calcext:value-type="float">
            <text:p><text:s text:c="3"/>1,008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560" calcext:value-type="float">
            <text:p><text:s text:c="3"/>560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8215" calcext:value-type="float">
            <text:p><text:s text:c="3"/>8,215</text:p>
          </table:table-cell>
          <table:table-cell table:style-name="ce32" office:value-type="float" office:value="7883" calcext:value-type="float">
            <text:p><text:s text:c="3"/>7,883</text:p>
          </table:table-cell>
          <table:table-cell table:style-name="ce32" office:value-type="float" office:value="56" calcext:value-type="float">
            <text:p><text:s text:c="3"/>56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20" calcext:value-type="float">
            <text:p><text:s text:c="3"/>20</text:p>
          </table:table-cell>
          <table:table-cell table:style-name="ce32" office:value-type="float" office:value="276" calcext:value-type="float">
            <text:p><text:s text:c="3"/>276</text:p>
          </table:table-cell>
          <table:table-cell table:style-name="ce32" office:value-type="float" office:value="43" calcext:value-type="float">
            <text:p><text:s text:c="3"/>43</text:p>
          </table:table-cell>
          <table:table-cell table:style-name="ce83" office:value-type="float" office:value="233" calcext:value-type="float">
            <text:p><text:s text:c="3"/>23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8215" calcext:value-type="float">
            <text:p><text:s text:c="3"/>8,215</text:p>
          </table:table-cell>
          <table:table-cell table:style-name="ce33" office:value-type="float" office:value="6653" calcext:value-type="float">
            <text:p><text:s text:c="3"/>6,653</text:p>
          </table:table-cell>
          <table:table-cell table:style-name="ce33" office:value-type="float" office:value="1003" calcext:value-type="float">
            <text:p><text:s text:c="3"/>1,003</text:p>
          </table:table-cell>
          <table:table-cell table:style-name="ce33" office:value-type="float" office:value="986" calcext:value-type="float">
            <text:p><text:s text:c="3"/>986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559" calcext:value-type="float">
            <text:p><text:s text:c="3"/>559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67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office:value-type="float" office:value="6642" calcext:value-type="float">
            <text:p><text:s text:c="3"/>6,642</text:p>
          </table:table-cell>
          <table:table-cell table:style-name="ce49" office:value-type="float" office:value="6409" calcext:value-type="float">
            <text:p><text:s text:c="3"/>6,409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92" calcext:value-type="float">
            <text:p><text:s text:c="3"/>192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104" office:value-type="float" office:value="159" calcext:value-type="float">
            <text:p><text:s text:c="3"/>15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office:value-type="float" office:value="6642" calcext:value-type="float">
            <text:p><text:s text:c="3"/>6,642</text:p>
          </table:table-cell>
          <table:table-cell table:style-name="ce50" office:value-type="float" office:value="5345" calcext:value-type="float">
            <text:p><text:s text:c="3"/>5,345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803" calcext:value-type="float">
            <text:p><text:s text:c="3"/>803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482" calcext:value-type="float">
            <text:p><text:s text:c="3"/>482</text:p>
          </table:table-cell>
          <table:table-cell table:style-name="ce50" office:value-type="float" office:value="464" calcext:value-type="float">
            <text:p><text:s text:c="3"/>464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568" calcext:value-type="float">
            <text:p><text:s text:c="3"/>1,568</text:p>
          </table:table-cell>
          <table:table-cell table:style-name="ce98" office:value-type="float" office:value="1493" calcext:value-type="float">
            <text:p><text:s text:c="3"/>1,49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68" calcext:value-type="float">
            <text:p><text:s text:c="3"/>1,568</text:p>
          </table:table-cell>
          <table:table-cell table:style-name="ce39" office:value-type="float" office:value="1235" calcext:value-type="float">
            <text:p><text:s text:c="3"/>1,235</text:p>
          </table:table-cell>
          <table:table-cell table:style-name="ce39" office:value-type="float" office:value="237" calcext:value-type="float">
            <text:p><text:s text:c="3"/>237</text:p>
          </table:table-cell>
          <table:table-cell table:style-name="ce39" office:value-type="float" office:value="234" calcext:value-type="float">
            <text:p><text:s text:c="3"/>23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style-name="ce39" office:value-type="float" office:value="87" calcext:value-type="float">
            <text:p><text:s text:c="3"/>87</text:p>
          </table:table-cell>
          <table:table-cell table:style-name="ce10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64" calcext:value-type="float">
            <text:p><text:s text:c="3"/>164</text:p>
          </table:table-cell>
          <table:table-cell table:style-name="ce98" office:value-type="float" office:value="159" calcext:value-type="float">
            <text:p><text:s text:c="3"/>15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64" calcext:value-type="float">
            <text:p><text:s text:c="3"/>164</text:p>
          </table:table-cell>
          <table:table-cell table:style-name="ce39" office:value-type="float" office:value="137" calcext:value-type="float">
            <text:p><text:s text:c="3"/>137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832" calcext:value-type="float">
            <text:p><text:s text:c="3"/>832</text:p>
          </table:table-cell>
          <table:table-cell table:style-name="ce98" office:value-type="float" office:value="795" calcext:value-type="float">
            <text:p><text:s text:c="3"/>79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832" calcext:value-type="float">
            <text:p><text:s text:c="3"/>832</text:p>
          </table:table-cell>
          <table:table-cell table:style-name="ce39" office:value-type="float" office:value="654" calcext:value-type="float">
            <text:p><text:s text:c="3"/>654</text:p>
          </table:table-cell>
          <table:table-cell table:style-name="ce39" office:value-type="float" office:value="107" calcext:value-type="float">
            <text:p><text:s text:c="3"/>107</text:p>
          </table:table-cell>
          <table:table-cell table:style-name="ce39" office:value-type="float" office:value="105" calcext:value-type="float">
            <text:p><text:s text:c="3"/>10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96" calcext:value-type="float">
            <text:p><text:s text:c="3"/>196</text:p>
          </table:table-cell>
          <table:table-cell table:style-name="ce98" office:value-type="float" office:value="190" calcext:value-type="float">
            <text:p><text:s text:c="3"/>19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96" calcext:value-type="float">
            <text:p><text:s text:c="3"/>196</text:p>
          </table:table-cell>
          <table:table-cell table:style-name="ce39" office:value-type="float" office:value="151" calcext:value-type="float">
            <text:p><text:s text:c="3"/>151</text:p>
          </table:table-cell>
          <table:table-cell table:number-columns-repeated="2" table:style-name="ce39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08" calcext:value-type="float">
            <text:p><text:s text:c="3"/>208</text:p>
          </table:table-cell>
          <table:table-cell table:style-name="ce98" office:value-type="float" office:value="205" calcext:value-type="float">
            <text:p><text:s text:c="3"/>20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158" calcext:value-type="float">
            <text:p><text:s text:c="3"/>158</text:p>
          </table:table-cell>
          <table:table-cell table:number-columns-repeated="2" table:style-name="ce39" office:value-type="float" office:value="30" calcext:value-type="float">
            <text:p><text:s text:c="3"/>3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540" calcext:value-type="float">
            <text:p><text:s text:c="3"/>540</text:p>
          </table:table-cell>
          <table:table-cell table:style-name="ce98" office:value-type="float" office:value="519" calcext:value-type="float">
            <text:p><text:s text:c="3"/>51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40" calcext:value-type="float">
            <text:p><text:s text:c="3"/>540</text:p>
          </table:table-cell>
          <table:table-cell table:style-name="ce39" office:value-type="float" office:value="444" calcext:value-type="float">
            <text:p><text:s text:c="3"/>444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81" calcext:value-type="float">
            <text:p><text:s text:c="3"/>381</text:p>
          </table:table-cell>
          <table:table-cell table:style-name="ce98" office:value-type="float" office:value="368" calcext:value-type="float">
            <text:p><text:s text:c="3"/>3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81" calcext:value-type="float">
            <text:p><text:s text:c="3"/>381</text:p>
          </table:table-cell>
          <table:table-cell table:style-name="ce39" office:value-type="float" office:value="315" calcext:value-type="float">
            <text:p><text:s text:c="3"/>315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84" calcext:value-type="float">
            <text:p><text:s text:c="3"/>184</text:p>
          </table:table-cell>
          <table:table-cell table:style-name="ce98" office:value-type="float" office:value="179" calcext:value-type="float">
            <text:p><text:s text:c="3"/>17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84" calcext:value-type="float">
            <text:p><text:s text:c="3"/>184</text:p>
          </table:table-cell>
          <table:table-cell table:style-name="ce39" office:value-type="float" office:value="150" calcext:value-type="float">
            <text:p><text:s text:c="3"/>150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15" calcext:value-type="float">
            <text:p><text:s text:c="3"/>215</text:p>
          </table:table-cell>
          <table:table-cell table:style-name="ce98" office:value-type="float" office:value="211" calcext:value-type="float">
            <text:p><text:s text:c="3"/>211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15" calcext:value-type="float">
            <text:p><text:s text:c="3"/>215</text:p>
          </table:table-cell>
          <table:table-cell table:style-name="ce39" office:value-type="float" office:value="163" calcext:value-type="float">
            <text:p><text:s text:c="3"/>163</text:p>
          </table:table-cell>
          <table:table-cell table:number-columns-repeated="2" table:style-name="ce39" office:value-type="float" office:value="33" calcext:value-type="float">
            <text:p><text:s text:c="3"/>3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66" calcext:value-type="float">
            <text:p><text:s text:c="3"/>166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166" calcext:value-type="float">
            <text:p><text:s text:c="3"/>166</text:p>
          </table:table-cell>
          <table:table-cell table:style-name="ce39" office:value-type="float" office:value="125" calcext:value-type="float">
            <text:p><text:s text:c="3"/>125</text:p>
          </table:table-cell>
          <table:table-cell table:number-columns-repeated="2" table:style-name="ce39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80" calcext:value-type="float">
            <text:p><text:s text:c="3"/>280</text:p>
          </table:table-cell>
          <table:table-cell table:style-name="ce98" office:value-type="float" office:value="272" calcext:value-type="float">
            <text:p><text:s text:c="3"/>27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80" calcext:value-type="float">
            <text:p><text:s text:c="3"/>280</text:p>
          </table:table-cell>
          <table:table-cell table:style-name="ce39" office:value-type="float" office:value="230" calcext:value-type="float">
            <text:p><text:s text:c="3"/>230</text:p>
          </table:table-cell>
          <table:table-cell table:number-columns-repeated="2" table:style-name="ce39" office:value-type="float" office:value="33" calcext:value-type="float">
            <text:p><text:s text:c="3"/>3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7" calcext:value-type="float">
            <text:p><text:s text:c="3"/>1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69" calcext:value-type="float">
            <text:p><text:s text:c="3"/>369</text:p>
          </table:table-cell>
          <table:table-cell table:style-name="ce98" office:value-type="float" office:value="355" calcext:value-type="float">
            <text:p><text:s text:c="3"/>3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39" office:value-type="float" office:value="309" calcext:value-type="float">
            <text:p><text:s text:c="3"/>309</text:p>
          </table:table-cell>
          <table:table-cell table:number-columns-repeated="2" table:style-name="ce39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8" calcext:value-type="float">
            <text:p><text:s text:c="3"/>2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80" calcext:value-type="float">
            <text:p><text:s text:c="3"/>280</text:p>
          </table:table-cell>
          <table:table-cell table:style-name="ce98" office:value-type="float" office:value="272" calcext:value-type="float">
            <text:p><text:s text:c="3"/>272</text:p>
          </table:table-cell>
          <table:table-cell table:style-name="ce37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280" calcext:value-type="float">
            <text:p><text:s text:c="3"/>280</text:p>
          </table:table-cell>
          <table:table-cell table:style-name="ce39" office:value-type="float" office:value="224" calcext:value-type="float">
            <text:p><text:s text:c="3"/>224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84" calcext:value-type="float">
            <text:p><text:s text:c="3"/>84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33" calcext:value-type="float">
            <text:p><text:s text:c="3"/>133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3" calcext:value-type="float">
            <text:p><text:s text:c="3"/>133</text:p>
          </table:table-cell>
          <table:table-cell table:style-name="ce39" office:value-type="float" office:value="106" calcext:value-type="float">
            <text:p><text:s text:c="3"/>106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1" calcext:value-type="float">
            <text:p><text:s text:c="3"/>31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6" calcext:value-type="float">
            <text:p><text:s text:c="3"/>126</text:p>
          </table:table-cell>
          <table:table-cell table:style-name="ce39" office:value-type="float" office:value="103" calcext:value-type="float">
            <text:p><text:s text:c="3"/>103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89" calcext:value-type="float">
            <text:p><text:s text:c="3"/>189</text:p>
          </table:table-cell>
          <table:table-cell table:style-name="ce98" office:value-type="float" office:value="185" calcext:value-type="float">
            <text:p><text:s text:c="3"/>18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89" calcext:value-type="float">
            <text:p><text:s text:c="3"/>189</text:p>
          </table:table-cell>
          <table:table-cell table:style-name="ce39" office:value-type="float" office:value="165" calcext:value-type="float">
            <text:p><text:s text:c="3"/>165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63" calcext:value-type="float">
            <text:p><text:s text:c="3"/>363</text:p>
          </table:table-cell>
          <table:table-cell table:style-name="ce98" office:value-type="float" office:value="353" calcext:value-type="float">
            <text:p><text:s text:c="3"/>35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63" calcext:value-type="float">
            <text:p><text:s text:c="3"/>363</text:p>
          </table:table-cell>
          <table:table-cell table:style-name="ce39" office:value-type="float" office:value="311" calcext:value-type="float">
            <text:p><text:s text:c="3"/>311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4" calcext:value-type="float">
            <text:p><text:s text:c="3"/>4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48" calcext:value-type="float">
            <text:p><text:s text:c="3"/>248</text:p>
          </table:table-cell>
          <table:table-cell table:style-name="ce98" office:value-type="float" office:value="241" calcext:value-type="float">
            <text:p><text:s text:c="3"/>24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48" calcext:value-type="float">
            <text:p><text:s text:c="3"/>248</text:p>
          </table:table-cell>
          <table:table-cell table:style-name="ce39" office:value-type="float" office:value="203" calcext:value-type="float">
            <text:p><text:s text:c="3"/>203</text:p>
          </table:table-cell>
          <table:table-cell table:number-columns-repeated="2" table:style-name="ce39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102" calcext:value-type="float">
            <text:p><text:s text:c="3"/>1,102</text:p>
          </table:table-cell>
          <table:table-cell table:style-name="ce51" office:value-type="float" office:value="1027" calcext:value-type="float">
            <text:p><text:s text:c="3"/>1,027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61" calcext:value-type="float">
            <text:p><text:s text:c="3"/>61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102" calcext:value-type="float">
            <text:p><text:s text:c="3"/>1,102</text:p>
          </table:table-cell>
          <table:table-cell table:style-name="ce33" office:value-type="float" office:value="928" calcext:value-type="float">
            <text:p><text:s text:c="3"/>928</text:p>
          </table:table-cell>
          <table:table-cell table:style-name="ce33" office:value-type="float" office:value="126" calcext:value-type="float">
            <text:p><text:s text:c="3"/>126</text:p>
          </table:table-cell>
          <table:table-cell table:style-name="ce33" office:value-type="float" office:value="123" calcext:value-type="float">
            <text:p><text:s text:c="3"/>12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471" calcext:value-type="float">
            <text:p><text:s text:c="3"/>471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3" calcext:value-type="float">
            <text:p><text:s text:c="3"/>23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71" calcext:value-type="float">
            <text:p><text:s text:c="3"/>471</text:p>
          </table:table-cell>
          <table:table-cell table:style-name="ce33" office:value-type="float" office:value="380" calcext:value-type="float">
            <text:p><text:s text:c="3"/>380</text:p>
          </table:table-cell>
          <table:table-cell table:style-name="ce33" office:value-type="float" office:value="62" calcext:value-type="float">
            <text:p><text:s text:c="3"/>62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6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number-columns-repeated="2" table:style-name="ce33" office:value-type="float" office:value="22" calcext:value-type="float">
            <text:p><text:s text:c="3"/>22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3" calcext:value-type="float">
            <text:p><text:s text:c="3"/>33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5" calcext:value-type="float">
            <text:p><text:s text:c="3"/>5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3" table:number-columns-repeated="2"/>
          <table:table-cell table:style-name="ce100" office:value-type="string" calcext:value-type="string" table:number-columns-spanned="4" table:number-rows-spanned="1">
            <text:p>內政部戶政司 民國98年7月7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7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10"/>
          <table:covered-table-cell table:style-name="ce145"/>
          <table:table-cell table:style-name="ce93" table:number-columns-repeated="1003"/>
        </table:table-row>
        <table:table-row table:style-name="ro9">
          <table:table-cell table:style-name="ce2" table:number-columns-repeated="11"/>
          <table:table-cell table:style-name="ce93" table:number-columns-repeated="9"/>
          <table:table-cell table:style-name="ce146" office:value-type="string" calcext:value-type="string">
            <text:p>單位︰人</text:p>
          </table:table-cell>
          <table:table-cell table:style-name="ce93" table:number-columns-repeated="1003"/>
        </table:table-row>
        <table:table-row table:style-name="ro3">
          <table:table-cell table:style-name="ce11"/>
          <table:table-cell table:style-name="ce111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7"/>
          <table:covered-table-cell table:style-name="ce8"/>
          <table:table-cell table:style-name="ce13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0"/>
          <table:table-cell table:style-name="ce94" table:number-columns-repeated="1003"/>
        </table:table-row>
        <table:table-row table:style-name="ro3">
          <table:table-cell table:style-name="ce108" office:value-type="string" calcext:value-type="string">
            <text:p>年 <text:s/>月 <text:s/>別</text:p>
          </table:table-cell>
          <table:table-cell table:style-name="ce112" office:value-type="string" calcext:value-type="string">
            <text:p>性別</text:p>
          </table:table-cell>
          <table:table-cell table:style-name="ce112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7"/>
          <table:covered-table-cell table:style-name="ce8"/>
          <table:table-cell table:style-name="ce141" office:value-type="string" calcext:value-type="string" table:number-columns-spanned="3" table:number-rows-spanned="1">
            <text:p>東南亞地區</text:p>
          </table:table-cell>
          <table:covered-table-cell table:style-name="ce140"/>
          <table:covered-table-cell table:style-name="ce142"/>
          <table:table-cell table:style-name="ce13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0"/>
          <table:table-cell table:style-name="ce94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47" office:value-type="string" calcext:value-type="string">
            <text:p>未設籍</text:p>
          </table:table-cell>
          <table:table-cell table:style-name="ce94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36" office:value-type="float" office:value="2590" calcext:value-type="float">
            <text:p><text:s text:c="3"/>2,590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2582" calcext:value-type="float">
            <text:p><text:s text:c="3"/>2,582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446" calcext:value-type="float">
            <text:p><text:s text:c="3"/>446</text:p>
          </table:table-cell>
          <table:table-cell table:style-name="ce136" office:value-type="float" office:value="2138" calcext:value-type="float">
            <text:p><text:s text:c="3"/>2,138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8" office:value-type="float" office:value="2136" calcext:value-type="float">
            <text:p><text:s text:c="3"/>2,136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13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7" office:value-type="float" office:value="6964" calcext:value-type="float">
            <text:p><text:s text:c="3"/>6,964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137" office:value-type="float" office:value="6810" calcext:value-type="float">
            <text:p><text:s text:c="3"/>6,810</text:p>
          </table:table-cell>
          <table:table-cell table:style-name="ce137" office:value-type="float" office:value="6500" calcext:value-type="float">
            <text:p><text:s text:c="3"/>6,500</text:p>
          </table:table-cell>
          <table:table-cell table:style-name="ce137" office:value-type="float" office:value="153" calcext:value-type="float">
            <text:p><text:s text:c="3"/>153</text:p>
          </table:table-cell>
          <table:table-cell table:style-name="ce137" office:value-type="float" office:value="6347" calcext:value-type="float">
            <text:p><text:s text:c="3"/>6,347</text:p>
          </table:table-cell>
          <table:table-cell table:style-name="ce137" office:value-type="float" office:value="464" calcext:value-type="float">
            <text:p><text:s text:c="3"/>46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9" office:value-type="float" office:value="463" calcext:value-type="float">
            <text:p><text:s text:c="3"/>46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5" office:value-type="float" office:value="520" calcext:value-type="float">
            <text:p><text:s text:c="3"/>52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2417" calcext:value-type="float">
            <text:p><text:s text:c="3"/>12,417</text:p>
          </table:table-cell>
          <table:table-cell table:style-name="ce127" office:value-type="float" office:value="12109" calcext:value-type="float">
            <text:p><text:s text:c="3"/>12,109</text:p>
          </table:table-cell>
          <table:table-cell table:style-name="ce37" office:value-type="float" office:value="12108" calcext:value-type="float">
            <text:p><text:s text:c="3"/>12,10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67" calcext:value-type="float">
            <text:p><text:s text:c="3"/>267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04" calcext:value-type="float">
            <text:p><text:s text:c="3"/>20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12417" calcext:value-type="float">
            <text:p><text:s text:c="3"/>12,417</text:p>
          </table:table-cell>
          <table:table-cell table:style-name="ce128" office:value-type="float" office:value="10900" calcext:value-type="float">
            <text:p><text:s text:c="3"/>10,900</text:p>
          </table:table-cell>
          <table:table-cell table:style-name="ce38" office:value-type="float" office:value="10897" calcext:value-type="float">
            <text:p><text:s text:c="3"/>10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959" calcext:value-type="float">
            <text:p><text:s text:c="3"/>959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3" office:value-type="float" office:value="20" calcext:value-type="float">
            <text:p><text:s text:c="3"/>20</text:p>
          </table:table-cell>
          <table:table-cell table:style-name="ce139" office:value-type="float" office:value="501" calcext:value-type="float">
            <text:p><text:s text:c="3"/>501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72" calcext:value-type="float">
            <text:p><text:s text:c="3"/>472</text:p>
          </table:table-cell>
          <table:table-cell table:style-name="ce139" office:value-type="float" office:value="455" calcext:value-type="float">
            <text:p><text:s text:c="3"/>455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26" calcext:value-type="float">
            <text:p><text:s text:c="3"/>426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9270" calcext:value-type="float">
            <text:p><text:s text:c="3"/>9,270</text:p>
          </table:table-cell>
          <table:table-cell table:style-name="ce127" office:value-type="float" office:value="8988" calcext:value-type="float">
            <text:p><text:s text:c="3"/>8,988</text:p>
          </table:table-cell>
          <table:table-cell table:style-name="ce37" office:value-type="float" office:value="8987" calcext:value-type="float">
            <text:p><text:s text:c="3"/>8,9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26" calcext:value-type="float">
            <text:p><text:s text:c="3"/>226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9270" calcext:value-type="float">
            <text:p><text:s text:c="3"/>9,270</text:p>
          </table:table-cell>
          <table:table-cell table:style-name="ce128" office:value-type="float" office:value="7735" calcext:value-type="float">
            <text:p><text:s text:c="3"/>7,735</text:p>
          </table:table-cell>
          <table:table-cell table:style-name="ce38" office:value-type="float" office:value="7734" calcext:value-type="float">
            <text:p><text:s text:c="3"/>7,7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004" calcext:value-type="float">
            <text:p><text:s text:c="3"/>1,004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39" office:value-type="float" office:value="482" calcext:value-type="float">
            <text:p><text:s text:c="3"/>48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456" calcext:value-type="float">
            <text:p><text:s text:c="3"/>456</text:p>
          </table:table-cell>
          <table:table-cell table:style-name="ce139" office:value-type="float" office:value="433" calcext:value-type="float">
            <text:p><text:s text:c="3"/>433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407" calcext:value-type="float">
            <text:p><text:s text:c="3"/>407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6" calcext:value-type="float">
            <text:p><text:s text:c="3"/>46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3999" calcext:value-type="float">
            <text:p><text:s text:c="3"/>3,999</text:p>
          </table:table-cell>
          <table:table-cell table:style-name="ce127" office:value-type="float" office:value="3784" calcext:value-type="float">
            <text:p><text:s text:c="3"/>3,784</text:p>
          </table:table-cell>
          <table:table-cell table:style-name="ce37" office:value-type="float" office:value="3783" calcext:value-type="float">
            <text:p><text:s text:c="3"/>3,7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8" office:value-type="float" office:value="185" calcext:value-type="float">
            <text:p><text:s text:c="3"/>18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84" calcext:value-type="float">
            <text:p><text:s text:c="3"/>184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155" calcext:value-type="float">
            <text:p><text:s text:c="3"/>155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194" calcext:value-type="float">
            <text:p><text:s text:c="3"/>19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3999" calcext:value-type="float">
            <text:p><text:s text:c="3"/>3,999</text:p>
          </table:table-cell>
          <table:table-cell table:style-name="ce128" office:value-type="float" office:value="2740" calcext:value-type="float">
            <text:p><text:s text:c="3"/>2,740</text:p>
          </table:table-cell>
          <table:table-cell table:style-name="ce38" office:value-type="float" office:value="2739" calcext:value-type="float">
            <text:p><text:s text:c="3"/>2,7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796" calcext:value-type="float">
            <text:p><text:s text:c="3"/>79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9" office:value-type="float" office:value="436" calcext:value-type="float">
            <text:p><text:s text:c="3"/>436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426" calcext:value-type="float">
            <text:p><text:s text:c="3"/>426</text:p>
          </table:table-cell>
          <table:table-cell table:style-name="ce139" office:value-type="float" office:value="404" calcext:value-type="float">
            <text:p><text:s text:c="3"/>404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94" calcext:value-type="float">
            <text:p><text:s text:c="3"/>394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9899" calcext:value-type="float">
            <text:p><text:s text:c="3"/>9,899</text:p>
          </table:table-cell>
          <table:table-cell table:style-name="ce127" office:value-type="float" office:value="9604" calcext:value-type="float">
            <text:p><text:s text:c="3"/>9,604</text:p>
          </table:table-cell>
          <table:table-cell table:style-name="ce37" office:value-type="float" office:value="9601" calcext:value-type="float">
            <text:p><text:s text:c="3"/>9,6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4" calcext:value-type="float">
            <text:p><text:s text:c="3"/>244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203" calcext:value-type="float">
            <text:p><text:s text:c="3"/>203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155" calcext:value-type="float">
            <text:p><text:s text:c="3"/>155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9899" calcext:value-type="float">
            <text:p><text:s text:c="3"/>9,899</text:p>
          </table:table-cell>
          <table:table-cell table:style-name="ce128" office:value-type="float" office:value="8355" calcext:value-type="float">
            <text:p><text:s text:c="3"/>8,355</text:p>
          </table:table-cell>
          <table:table-cell table:style-name="ce38" office:value-type="float" office:value="8354" calcext:value-type="float">
            <text:p><text:s text:c="3"/>8,35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9" office:value-type="float" office:value="486" calcext:value-type="float">
            <text:p><text:s text:c="3"/>486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52" calcext:value-type="float">
            <text:p><text:s text:c="3"/>452</text:p>
          </table:table-cell>
          <table:table-cell table:style-name="ce139" office:value-type="float" office:value="447" calcext:value-type="float">
            <text:p><text:s text:c="3"/>447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13" calcext:value-type="float">
            <text:p><text:s text:c="3"/>413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4198" calcext:value-type="float">
            <text:p><text:s text:c="3"/>14,198</text:p>
          </table:table-cell>
          <table:table-cell table:style-name="ce127" office:value-type="float" office:value="13883" calcext:value-type="float">
            <text:p><text:s text:c="3"/>13,883</text:p>
          </table:table-cell>
          <table:table-cell table:style-name="ce37" office:value-type="float" office:value="13881" calcext:value-type="float">
            <text:p><text:s text:c="3"/>13,8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8" calcext:value-type="float">
            <text:p><text:s text:c="3"/>28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212" calcext:value-type="float">
            <text:p><text:s text:c="3"/>212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6" office:value-type="float" office:value="14198" calcext:value-type="float">
            <text:p><text:s text:c="3"/>14,198</text:p>
          </table:table-cell>
          <table:table-cell table:style-name="ce129" office:value-type="float" office:value="12647" calcext:value-type="float">
            <text:p><text:s text:c="3"/>12,647</text:p>
          </table:table-cell>
          <table:table-cell table:style-name="ce39" office:value-type="float" office:value="12647" calcext:value-type="float">
            <text:p><text:s text:c="3"/>12,64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39" office:value-type="float" office:value="480" calcext:value-type="float">
            <text:p><text:s text:c="3"/>480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39" office:value-type="float" office:value="437" calcext:value-type="float">
            <text:p><text:s text:c="3"/>437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08" calcext:value-type="float">
            <text:p><text:s text:c="3"/>408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6330" calcext:value-type="float">
            <text:p><text:s text:c="3"/>16,330</text:p>
          </table:table-cell>
          <table:table-cell table:style-name="ce127" office:value-type="float" office:value="16053" calcext:value-type="float">
            <text:p><text:s text:c="3"/>16,053</text:p>
          </table:table-cell>
          <table:table-cell table:style-name="ce37" office:value-type="float" office:value="16053" calcext:value-type="float">
            <text:p><text:s text:c="3"/>16,0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195" calcext:value-type="float">
            <text:p><text:s text:c="3"/>195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12" calcext:value-type="float">
            <text:p><text:s text:c="3"/>212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6" office:value-type="float" office:value="16330" calcext:value-type="float">
            <text:p><text:s text:c="3"/>16,330</text:p>
          </table:table-cell>
          <table:table-cell table:style-name="ce129" office:value-type="float" office:value="14853" calcext:value-type="float">
            <text:p><text:s text:c="3"/>14,853</text:p>
          </table:table-cell>
          <table:table-cell table:style-name="ce39" office:value-type="float" office:value="14851" calcext:value-type="float">
            <text:p><text:s text:c="3"/>14,8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973" calcext:value-type="float">
            <text:p><text:s text:c="3"/>9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9" office:value-type="float" office:value="440" calcext:value-type="float">
            <text:p><text:s text:c="3"/>440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404" calcext:value-type="float">
            <text:p><text:s text:c="3"/>404</text:p>
          </table:table-cell>
          <table:table-cell table:style-name="ce139" office:value-type="float" office:value="392" calcext:value-type="float">
            <text:p><text:s text:c="3"/>392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56" calcext:value-type="float">
            <text:p><text:s text:c="3"/>356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22048" calcext:value-type="float">
            <text:p><text:s text:c="3"/>22,048</text:p>
          </table:table-cell>
          <table:table-cell table:style-name="ce127" office:value-type="float" office:value="21676" calcext:value-type="float">
            <text:p><text:s text:c="3"/>21,676</text:p>
          </table:table-cell>
          <table:table-cell table:style-name="ce37" office:value-type="float" office:value="21672" calcext:value-type="float">
            <text:p><text:s text:c="3"/>21,6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8" office:value-type="float" office:value="305" calcext:value-type="float">
            <text:p><text:s text:c="3"/>30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03" calcext:value-type="float">
            <text:p><text:s text:c="3"/>303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60" calcext:value-type="float">
            <text:p><text:s text:c="3"/>26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22048" calcext:value-type="float">
            <text:p><text:s text:c="3"/>22,048</text:p>
          </table:table-cell>
          <table:table-cell table:style-name="ce129" office:value-type="float" office:value="20296" calcext:value-type="float">
            <text:p><text:s text:c="3"/>20,296</text:p>
          </table:table-cell>
          <table:table-cell table:style-name="ce39" office:value-type="float" office:value="20296" calcext:value-type="float">
            <text:p><text:s text:c="3"/>20,29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39" office:value-type="float" office:value="628" calcext:value-type="float">
            <text:p><text:s text:c="3"/>628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580" calcext:value-type="float">
            <text:p><text:s text:c="3"/>580</text:p>
          </table:table-cell>
          <table:table-cell table:style-name="ce139" office:value-type="float" office:value="573" calcext:value-type="float">
            <text:p><text:s text:c="3"/>573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525" calcext:value-type="float">
            <text:p><text:s text:c="3"/>525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119" office:value-type="float" office:value="61921" calcext:value-type="float">
            <text:p><text:s text:c="3"/>61,921</text:p>
          </table:table-cell>
          <table:table-cell table:style-name="ce119" office:value-type="float" office:value="60064" calcext:value-type="float">
            <text:p><text:s text:c="3"/>60,064</text:p>
          </table:table-cell>
          <table:table-cell table:style-name="ce119" office:value-type="float" office:value="60053" calcext:value-type="float">
            <text:p><text:s text:c="3"/>60,053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19" office:value-type="float" office:value="202" calcext:value-type="float">
            <text:p><text:s text:c="3"/>202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9" office:value-type="float" office:value="200" calcext:value-type="float">
            <text:p><text:s text:c="3"/>200</text:p>
          </table:table-cell>
          <table:table-cell table:style-name="ce119" office:value-type="float" office:value="125" calcext:value-type="float">
            <text:p><text:s text:c="3"/>125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19" office:value-type="float" office:value="121" calcext:value-type="float">
            <text:p><text:s text:c="3"/>121</text:p>
          </table:table-cell>
          <table:table-cell table:style-name="ce119" office:value-type="float" office:value="1530" calcext:value-type="float">
            <text:p><text:s text:c="3"/>1,530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1525" calcext:value-type="float">
            <text:p><text:s text:c="3"/>1,525</text:p>
          </table:table-cell>
          <table:table-cell table:style-name="ce119" office:value-type="float" office:value="262" calcext:value-type="float">
            <text:p><text:s text:c="3"/>262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257" calcext:value-type="float">
            <text:p><text:s text:c="3"/>257</text:p>
          </table:table-cell>
          <table:table-cell table:style-name="ce119" office:value-type="float" office:value="1268" calcext:value-type="float">
            <text:p><text:s text:c="3"/>1,268</text:p>
          </table:table-cell>
          <table:table-cell table:style-name="ce143" office:value-type="float" office:value="0" calcext:value-type="float">
            <text:p>—</text:p>
          </table:table-cell>
          <table:table-cell table:style-name="ce154" office:value-type="float" office:value="1268" calcext:value-type="float">
            <text:p><text:s text:c="3"/>1,268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六月止</text:p>
          </table:table-cell>
          <table:table-cell table:style-name="ce24" office:value-type="string" calcext:value-type="string">
            <text:p>新娘</text:p>
          </table:table-cell>
          <table:table-cell table:style-name="ce120" office:value-type="float" office:value="61921" calcext:value-type="float">
            <text:p><text:s text:c="3"/>61,921</text:p>
          </table:table-cell>
          <table:table-cell table:style-name="ce120" office:value-type="float" office:value="52821" calcext:value-type="float">
            <text:p><text:s text:c="3"/>52,821</text:p>
          </table:table-cell>
          <table:table-cell table:style-name="ce120" office:value-type="float" office:value="52805" calcext:value-type="float">
            <text:p><text:s text:c="3"/>52,805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6044" calcext:value-type="float">
            <text:p><text:s text:c="3"/>6,044</text:p>
          </table:table-cell>
          <table:table-cell table:style-name="ce120" office:value-type="float" office:value="236" calcext:value-type="float">
            <text:p><text:s text:c="3"/>236</text:p>
          </table:table-cell>
          <table:table-cell table:style-name="ce120" office:value-type="float" office:value="5808" calcext:value-type="float">
            <text:p><text:s text:c="3"/>5,808</text:p>
          </table:table-cell>
          <table:table-cell table:style-name="ce120" office:value-type="float" office:value="139" calcext:value-type="float">
            <text:p><text:s text:c="3"/>139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134" calcext:value-type="float">
            <text:p><text:s text:c="3"/>134</text:p>
          </table:table-cell>
          <table:table-cell table:style-name="ce120" office:value-type="float" office:value="2917" calcext:value-type="float">
            <text:p><text:s text:c="3"/>2,917</text:p>
          </table:table-cell>
          <table:table-cell table:style-name="ce120" office:value-type="float" office:value="200" calcext:value-type="float">
            <text:p><text:s text:c="3"/>200</text:p>
          </table:table-cell>
          <table:table-cell table:style-name="ce120" office:value-type="float" office:value="2717" calcext:value-type="float">
            <text:p><text:s text:c="3"/>2,717</text:p>
          </table:table-cell>
          <table:table-cell table:style-name="ce120" office:value-type="float" office:value="2674" calcext:value-type="float">
            <text:p><text:s text:c="3"/>2,674</text:p>
          </table:table-cell>
          <table:table-cell table:style-name="ce120" office:value-type="float" office:value="199" calcext:value-type="float">
            <text:p><text:s text:c="3"/>199</text:p>
          </table:table-cell>
          <table:table-cell table:style-name="ce120" office:value-type="float" office:value="2475" calcext:value-type="float">
            <text:p><text:s text:c="3"/>2,475</text:p>
          </table:table-cell>
          <table:table-cell table:style-name="ce120" office:value-type="float" office:value="243" calcext:value-type="float">
            <text:p><text:s text:c="3"/>24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55" office:value-type="float" office:value="242" calcext:value-type="float">
            <text:p><text:s text:c="3"/>242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15166" calcext:value-type="float">
            <text:p><text:s text:c="3"/>15,166</text:p>
          </table:table-cell>
          <table:table-cell table:style-name="ce127" office:value-type="float" office:value="14872" calcext:value-type="float">
            <text:p><text:s text:c="3"/>14,872</text:p>
          </table:table-cell>
          <table:table-cell table:style-name="ce37" office:value-type="float" office:value="14870" calcext:value-type="float">
            <text:p><text:s text:c="3"/>14,8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8" office:value-type="float" office:value="237" calcext:value-type="float">
            <text:p><text:s text:c="3"/>2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36" calcext:value-type="float">
            <text:p><text:s text:c="3"/>236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198" calcext:value-type="float">
            <text:p><text:s text:c="3"/>198</text:p>
          </table:table-cell>
          <table:table-cell table:style-name="ce138" office:value-type="float" office:value="0" calcext:value-type="float">
            <text:p>—</text:p>
          </table:table-cell>
          <table:table-cell table:style-name="ce156" office:value-type="float" office:value="198" calcext:value-type="float">
            <text:p><text:s text:c="3"/>198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15166" calcext:value-type="float">
            <text:p><text:s text:c="3"/>15,166</text:p>
          </table:table-cell>
          <table:table-cell table:style-name="ce129" office:value-type="float" office:value="13587" calcext:value-type="float">
            <text:p><text:s text:c="3"/>13,587</text:p>
          </table:table-cell>
          <table:table-cell table:style-name="ce39" office:value-type="float" office:value="13586" calcext:value-type="float">
            <text:p><text:s text:c="3"/>13,58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20" calcext:value-type="float">
            <text:p><text:s text:c="3"/>1,12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9" office:value-type="float" office:value="408" calcext:value-type="float">
            <text:p><text:s text:c="3"/>408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64" calcext:value-type="float">
            <text:p><text:s text:c="3"/>364</text:p>
          </table:table-cell>
          <table:table-cell table:style-name="ce139" office:value-type="float" office:value="374" calcext:value-type="float">
            <text:p><text:s text:c="3"/>374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30" calcext:value-type="float">
            <text:p><text:s text:c="3"/>33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9137" calcext:value-type="float">
            <text:p><text:s text:c="3"/>9,137</text:p>
          </table:table-cell>
          <table:table-cell table:style-name="ce127" office:value-type="float" office:value="8806" calcext:value-type="float">
            <text:p><text:s text:c="3"/>8,806</text:p>
          </table:table-cell>
          <table:table-cell table:style-name="ce37" office:value-type="float" office:value="8805" calcext:value-type="float">
            <text:p><text:s text:c="3"/>8,80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10" calcext:value-type="float">
            <text:p><text:s text:c="3"/>21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9137" calcext:value-type="float">
            <text:p><text:s text:c="3"/>9,137</text:p>
          </table:table-cell>
          <table:table-cell table:style-name="ce129" office:value-type="float" office:value="7670" calcext:value-type="float">
            <text:p><text:s text:c="3"/>7,670</text:p>
          </table:table-cell>
          <table:table-cell table:style-name="ce39" office:value-type="float" office:value="7667" calcext:value-type="float">
            <text:p><text:s text:c="3"/>7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3" calcext:value-type="float">
            <text:p><text:s text:c="3"/>1,04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9" office:value-type="float" office:value="399" calcext:value-type="float">
            <text:p><text:s text:c="3"/>399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63" calcext:value-type="float">
            <text:p><text:s text:c="3"/>363</text:p>
          </table:table-cell>
          <table:table-cell table:style-name="ce139" office:value-type="float" office:value="349" calcext:value-type="float">
            <text:p><text:s text:c="3"/>349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13" calcext:value-type="float">
            <text:p><text:s text:c="3"/>313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0" calcext:value-type="float">
            <text:p><text:s text:c="3"/>5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11634" calcext:value-type="float">
            <text:p><text:s text:c="3"/>11,634</text:p>
          </table:table-cell>
          <table:table-cell table:style-name="ce127" office:value-type="float" office:value="11303" calcext:value-type="float">
            <text:p><text:s text:c="3"/>11,303</text:p>
          </table:table-cell>
          <table:table-cell table:style-name="ce37" office:value-type="float" office:value="11301" calcext:value-type="float">
            <text:p><text:s text:c="3"/>11,30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28" calcext:value-type="float">
            <text:p><text:s text:c="3"/>228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11634" calcext:value-type="float">
            <text:p><text:s text:c="3"/>11,634</text:p>
          </table:table-cell>
          <table:table-cell table:style-name="ce129" office:value-type="float" office:value="10031" calcext:value-type="float">
            <text:p><text:s text:c="3"/>10,031</text:p>
          </table:table-cell>
          <table:table-cell table:style-name="ce39" office:value-type="float" office:value="10027" calcext:value-type="float">
            <text:p><text:s text:c="3"/>10,02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982" calcext:value-type="float">
            <text:p><text:s text:c="3"/>982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9" office:value-type="float" office:value="550" calcext:value-type="float">
            <text:p><text:s text:c="3"/>55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516" calcext:value-type="float">
            <text:p><text:s text:c="3"/>516</text:p>
          </table:table-cell>
          <table:table-cell table:style-name="ce139" office:value-type="float" office:value="511" calcext:value-type="float">
            <text:p><text:s text:c="3"/>511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77" calcext:value-type="float">
            <text:p><text:s text:c="3"/>477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8597" calcext:value-type="float">
            <text:p><text:s text:c="3"/>8,597</text:p>
          </table:table-cell>
          <table:table-cell table:style-name="ce127" office:value-type="float" office:value="8304" calcext:value-type="float">
            <text:p><text:s text:c="3"/>8,304</text:p>
          </table:table-cell>
          <table:table-cell table:style-name="ce37" office:value-type="float" office:value="8304" calcext:value-type="float">
            <text:p><text:s text:c="3"/>8,30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30" calcext:value-type="float">
            <text:p><text:s text:c="3"/>30</text:p>
          </table:table-cell>
          <table:table-cell table:style-name="ce138" office:value-type="float" office:value="242" calcext:value-type="float">
            <text:p><text:s text:c="3"/>24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205" calcext:value-type="float">
            <text:p><text:s text:c="3"/>205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05" calcext:value-type="float">
            <text:p><text:s text:c="3"/>205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8597" calcext:value-type="float">
            <text:p><text:s text:c="3"/>8,597</text:p>
          </table:table-cell>
          <table:table-cell table:style-name="ce129" office:value-type="float" office:value="7080" calcext:value-type="float">
            <text:p><text:s text:c="3"/>7,080</text:p>
          </table:table-cell>
          <table:table-cell table:style-name="ce39" office:value-type="float" office:value="7077" calcext:value-type="float">
            <text:p><text:s text:c="3"/>7,07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9" calcext:value-type="float">
            <text:p><text:s text:c="3"/>979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932" calcext:value-type="float">
            <text:p><text:s text:c="3"/>932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39" office:value-type="float" office:value="521" calcext:value-type="float">
            <text:p><text:s text:c="3"/>521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96" calcext:value-type="float">
            <text:p><text:s text:c="3"/>496</text:p>
          </table:table-cell>
          <table:table-cell table:style-name="ce139" office:value-type="float" office:value="469" calcext:value-type="float">
            <text:p><text:s text:c="3"/>469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44" calcext:value-type="float">
            <text:p><text:s text:c="3"/>44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9132" calcext:value-type="float">
            <text:p><text:s text:c="3"/>9,132</text:p>
          </table:table-cell>
          <table:table-cell table:style-name="ce127" office:value-type="float" office:value="8857" calcext:value-type="float">
            <text:p><text:s text:c="3"/>8,857</text:p>
          </table:table-cell>
          <table:table-cell table:style-name="ce37" office:value-type="float" office:value="8856" calcext:value-type="float">
            <text:p><text:s text:c="3"/>8,8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8" office:value-type="float" office:value="231" calcext:value-type="float">
            <text:p><text:s text:c="3"/>23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29" calcext:value-type="float">
            <text:p><text:s text:c="3"/>229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94" calcext:value-type="float">
            <text:p><text:s text:c="3"/>19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28" office:value-type="string" calcext:value-type="string">
            <text:p>新娘</text:p>
          </table:table-cell>
          <table:table-cell table:style-name="ce118" office:value-type="float" office:value="9132" calcext:value-type="float">
            <text:p><text:s text:c="3"/>9,132</text:p>
          </table:table-cell>
          <table:table-cell table:style-name="ce129" office:value-type="float" office:value="7783" calcext:value-type="float">
            <text:p><text:s text:c="3"/>7,783</text:p>
          </table:table-cell>
          <table:table-cell table:style-name="ce39" office:value-type="float" office:value="7781" calcext:value-type="float">
            <text:p><text:s text:c="3"/>7,78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844" calcext:value-type="float">
            <text:p><text:s text:c="3"/>844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5" calcext:value-type="float">
            <text:p><text:s text:c="3"/>805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9" office:value-type="float" office:value="479" calcext:value-type="float">
            <text:p><text:s text:c="3"/>479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39" office:value-type="float" office:value="445" calcext:value-type="float">
            <text:p><text:s text:c="3"/>445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18" calcext:value-type="float">
            <text:p><text:s text:c="3"/>418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3" office:value-type="float" office:value="33" calcext:value-type="float">
            <text:p><text:s text:c="3"/>3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8255" calcext:value-type="float">
            <text:p><text:s text:c="3"/>8,255</text:p>
          </table:table-cell>
          <table:table-cell table:style-name="ce127" office:value-type="float" office:value="7922" calcext:value-type="float">
            <text:p><text:s text:c="3"/>7,922</text:p>
          </table:table-cell>
          <table:table-cell table:style-name="ce37" office:value-type="float" office:value="7917" calcext:value-type="float">
            <text:p><text:s text:c="3"/>7,91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8" office:value-type="float" office:value="276" calcext:value-type="float">
            <text:p><text:s text:c="3"/>27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75" calcext:value-type="float">
            <text:p><text:s text:c="3"/>275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33" calcext:value-type="float">
            <text:p><text:s text:c="3"/>23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8255" calcext:value-type="float">
            <text:p><text:s text:c="3"/>8,255</text:p>
          </table:table-cell>
          <table:table-cell table:style-name="ce129" office:value-type="float" office:value="6670" calcext:value-type="float">
            <text:p><text:s text:c="3"/>6,670</text:p>
          </table:table-cell>
          <table:table-cell table:style-name="ce39" office:value-type="float" office:value="6667" calcext:value-type="float">
            <text:p><text:s text:c="3"/>6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9" office:value-type="float" office:value="560" calcext:value-type="float">
            <text:p><text:s text:c="3"/>560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527" calcext:value-type="float">
            <text:p><text:s text:c="3"/>527</text:p>
          </table:table-cell>
          <table:table-cell table:style-name="ce139" office:value-type="float" office:value="526" calcext:value-type="float">
            <text:p><text:s text:c="3"/>526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493" calcext:value-type="float">
            <text:p><text:s text:c="3"/>493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5">
          <table:table-cell table:style-name="ce109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1"/>
          <table:table-cell table:style-name="ce122" table:number-columns-repeated="3"/>
          <table:table-cell table:style-name="ce130" table:number-columns-repeated="4"/>
          <table:table-cell table:style-name="ce131" table:number-columns-spanned="2" table:number-rows-spanned="1"/>
          <table:covered-table-cell table:style-name="ce131"/>
          <table:table-cell table:style-name="ce122" table:number-columns-repeated="4"/>
          <table:table-cell office:value-type="string" calcext:value-type="string">
            <text:p> <text:span text:style-name="T6">         內政部戶政司 民國98年7月7日編製</text:span></text:p>
          </table:table-cell>
          <table:table-cell/>
          <table:table-cell table:style-name="ce17"/>
          <table:table-cell table:style-name="ce144" table:number-columns-repeated="2"/>
          <table:table-cell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09" office:value-type="string" calcext:value-type="string">
            <text:p>     <text:s/>2.本國籍未設籍欄位係指臺灣地區無戶籍國民。</text:p>
          </table:table-cell>
          <table:table-cell/>
          <table:table-cell table:style-name="ce122" table:number-columns-repeated="2"/>
          <table:table-cell table:style-name="ce123" table:number-columns-repeated="2"/>
          <table:table-cell table:style-name="ce122" table:number-columns-repeated="16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4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2" table:number-columns-repeated="20"/>
          <table:table-cell table:style-name="ce95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5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806.xls'#$''.$G$5]"/>
        <table:named-expression table:name="出生" table:base-cell-address="$年月別.$A$1" table:expression="['file:///D:/123/h45/%E8%A1%A8%E5%85%AD9806.xls'#$''.$V$14:.$V$34]"/>
        <table:named-expression table:name="月底人口數" table:base-cell-address="$年月別.$A$1" table:expression="['file:///D:/123/h45/%E8%A1%A8%E5%85%AD9806.xls'#$''.$AT$14:.$AU$34]"/>
        <table:named-expression table:name="死亡" table:base-cell-address="$年月別.$A$1" table:expression="['file:///D:/123/h45/%E8%A1%A8%E5%85%AD9806.xls'#$''.$Y$14:.$Y$34]"/>
        <table:named-expression table:name="結婚" table:base-cell-address="$年月別.$A$1" table:expression="['file:///D:/123/h45/%E8%A1%A8%E5%85%AD9806.xls'#$''.$L$14:.$L$34]"/>
        <table:named-expression table:name="鄰數戶數" table:base-cell-address="$年月別.$A$1" table:expression="['file:///D:/123/h45/%E8%A1%A8%E5%85%AD9806.xls'#$''.$AQ$14:.$AR$34]"/>
        <table:named-expression table:name="離婚" table:base-cell-address="$年月別.$A$1" table:expression="['file:///D:/123/h45/%E8%A1%A8%E5%85%AD98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10mm" style:first-page-number="continue" style:scale-to="78%" style:table-centering="horizontal" style:writing-mode="lr-tb"/>
      <style:header-style>
        <style:header-footer-properties fo:min-height="7.5mm" fo:margin-left="10.99mm" fo:margin-right="9mm" fo:margin-bottom="0mm"/>
      </style:header-style>
      <style:footer-style>
        <style:header-footer-properties fo:min-height="7.5mm" fo:margin-left="10.9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7-07T15:30:12</meta:creation-date>
    <dc:creator>user</dc:creator>
    <dc:date>2009-09-08T16:51:03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